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am changes</text:p>
          </table:table-cell>
          <table:table-cell office:value-type="string" calcext:value-type="string">
            <text:p>Training Perf</text:p>
          </table:table-cell>
          <table:table-cell/>
          <table:table-cell office:value-type="string" calcext:value-type="string">
            <text:p>Testing Per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 Loss</text:p>
          </table:table-cell>
          <table:table-cell office:value-type="string" calcext:value-type="string">
            <text:p>Seq Loss</text:p>
          </table:table-cell>
          <table:table-cell office:value-type="string" calcext:value-type="string">
            <text:p>Func Loss</text:p>
          </table:table-cell>
          <table:table-cell office:value-type="string" calcext:value-type="string">
            <text:p>Seq Loss</text:p>
          </table:table-cell>
        </table:table-row>
        <table:table-row table:style-name="ro1">
          <table:table-cell/>
          <table:table-cell office:value-type="float" office:value="0.00063555" calcext:value-type="float">
            <text:p>0.00063555</text:p>
          </table:table-cell>
          <table:table-cell office:value-type="float" office:value="0.00061713" calcext:value-type="float">
            <text:p>0.00061713</text:p>
          </table:table-cell>
          <table:table-cell office:value-type="float" office:value="0.0002576" calcext:value-type="float">
            <text:p>0.0002576</text:p>
          </table:table-cell>
          <table:table-cell office:value-type="float" office:value="0.0002245" calcext:value-type="float">
            <text:p>0.0002245</text:p>
          </table:table-cell>
        </table:table-row>
        <table:table-row table:style-name="ro1">
          <table:table-cell/>
          <table:table-cell office:value-type="float" office:value="0.0006923" calcext:value-type="float">
            <text:p>0.0006923</text:p>
          </table:table-cell>
          <table:table-cell office:value-type="float" office:value="0.00061639" calcext:value-type="float">
            <text:p>0.00061639</text:p>
          </table:table-cell>
          <table:table-cell office:value-type="float" office:value="0.00027681" calcext:value-type="float">
            <text:p>0.00027681</text:p>
          </table:table-cell>
          <table:table-cell office:value-type="float" office:value="0.00022339" calcext:value-type="float">
            <text:p>0.00022339</text:p>
          </table:table-cell>
        </table:table-row>
        <table:table-row table:style-name="ro1">
          <table:table-cell office:value-type="string" calcext:value-type="string">
            <text:p>seq_len =&gt; 100</text:p>
          </table:table-cell>
          <table:table-cell office:value-type="float" office:value="0.0011203" calcext:value-type="float">
            <text:p>0.0011203</text:p>
          </table:table-cell>
          <table:table-cell office:value-type="float" office:value="0.0016529" calcext:value-type="float">
            <text:p>0.0016529</text:p>
          </table:table-cell>
          <table:table-cell office:value-type="float" office:value="0.00064432" calcext:value-type="float">
            <text:p>0.00064432</text:p>
          </table:table-cell>
          <table:table-cell office:value-type="float" office:value="0.00098371" calcext:value-type="float">
            <text:p>0.00098371</text:p>
          </table:table-cell>
        </table:table-row>
        <table:table-row table:style-name="ro1">
          <table:table-cell office:value-type="string" calcext:value-type="string">
            <text:p>seq_len=&gt; 200 </text:p>
          </table:table-cell>
          <table:table-cell office:value-type="float" office:value="0.00195568" calcext:value-type="float">
            <text:p>0.00195568</text:p>
          </table:table-cell>
          <table:table-cell office:value-type="float" office:value="0.0015416" calcext:value-type="float">
            <text:p>0.0015416</text:p>
          </table:table-cell>
          <table:table-cell office:value-type="float" office:value="0.0005638" calcext:value-type="float">
            <text:p>0.0005638</text:p>
          </table:table-cell>
          <table:table-cell office:value-type="float" office:value="0.00074929" calcext:value-type="float">
            <text:p>0.00074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9:40:02.366467586</meta:creation-date>
    <dc:date>2019-04-15T21:55:25.837839435</dc:date>
    <meta:editing-duration>P3DT1H2M48S</meta:editing-duration>
    <meta:editing-cycles>9</meta:editing-cycles>
    <meta:generator>LibreOffice/5.1.6.2$Linux_X86_64 LibreOffice_project/10m0$Build-2</meta:generator>
    <meta:document-statistic meta:table-count="1" meta:cell-count="25" meta:object-count="0"/>
  </office:meta>
</office:document-meta>
</file>